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8" calcext:value-type="float">
            <text:p>18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.00.0000</text:date>, <text:time style:data-style-name="N2" text:time-value="12:37:32.18740966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01T13:49:37.091637995</dc:date>
    <meta:editing-duration>P100DT16H32M50S</meta:editing-duration>
    <meta:editing-cycles>582</meta:editing-cycles>
    <meta:document-statistic meta:table-count="5" meta:cell-count="607" meta:object-count="0"/>
  </office:meta>
</office:document-meta>
</file>